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0000" draw:textarea-horizontal-align="center" draw:textarea-vertical-align="middle"/>
    </style:style>
    <style:style style:name="gr3" style:family="graphic" style:parent-style-name="standard">
      <style:graphic-properties draw:fill-color="#ff9966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3cm" svg:stroke-color="#0000ff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33cc6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1.2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1.3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3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36cm"/>
    </style:style>
    <style:style style:name="gr13" style:family="graphic" style:parent-style-name="standard">
      <style:graphic-properties svg:stroke-width="0.3cm" svg:stroke-color="#ff0000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7cm"/>
    </style:style>
    <style:style style:name="gr15" style:family="graphic" style:parent-style-name="standard">
      <style:graphic-properties draw:fill="solid" draw:fill-color="#00ff00" draw:textarea-horizontal-align="center" draw:textarea-vertical-align="middle"/>
    </style:style>
    <style:style style:name="gr16" style:family="graphic" style:parent-style-name="standard">
      <style:graphic-properties draw:fill="solid" draw:fill-color="#00ffff" draw:textarea-horizontal-align="center" draw:textarea-vertical-align="middle"/>
    </style:style>
    <style:style style:name="gr17" style:family="graphic" style:parent-style-name="standard">
      <style:graphic-properties draw:fill-color="#ff00ff" draw:textarea-horizontal-align="center" draw:textarea-vertical-align="middle"/>
    </style:style>
    <style:style style:name="gr18" style:family="graphic" style:parent-style-name="standard">
      <style:graphic-properties draw:fill="solid" draw:fill-color="#9966cc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5cm" fo:min-width="0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24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ff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2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width="0.1cm" svg:stroke-color="#ff0000" draw:marker-start-width="0.35cm" draw:marker-end="Arrow" draw:marker-end-width="0.45cm" draw:fill="solid" draw:fill-color="#ff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family="Arial" style:font-style-name="Standard" style:font-family-generic="swiss" style:font-pitch="variable" fo:font-size="12pt" style:font-family-asian="Arial" style:font-style-name-asian="Standard" style:font-family-generic-asian="swiss" style:font-pitch-asian="variable" style:font-size-asian="18pt" style:font-family-complex="Arial" style:font-style-name-complex="Standard" style:font-family-generic-complex="swiss" style:font-pitch-complex="variable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3.75cm" svg:y1="9.5cm" svg:x2="6.75cm" svg:y2="16.5cm" draw:start-shape="id1" draw:start-glue-point="2" draw:end-shape="id2" draw:end-glue-point="0" svg:d="m3750 9500 3000 7000">
          <text:p/>
        </draw:connector>
        <draw:connector draw:style-name="gr1" draw:text-style-name="P1" draw:layer="layout" draw:type="line" svg:x1="6.75cm" svg:y1="13cm" svg:x2="3.75cm" svg:y2="9.5cm" draw:start-shape="id3" draw:start-glue-point="0" draw:end-shape="id1" draw:end-glue-point="2" svg:d="m6750 13000-3000-3500">
          <text:p/>
        </draw:connector>
        <draw:connector draw:style-name="gr1" draw:text-style-name="P1" draw:layer="layout" draw:type="line" svg:x1="3.75cm" svg:y1="9.5cm" svg:x2="12.5cm" svg:y2="18.75cm" draw:start-shape="id1" draw:start-glue-point="2" draw:end-shape="id4" draw:end-glue-point="3" svg:d="m3750 9500 8750 9250">
          <text:p/>
        </draw:connector>
        <draw:connector draw:style-name="gr1" draw:text-style-name="P1" draw:layer="layout" draw:type="line" svg:x1="13.75cm" svg:y1="10cm" svg:x2="15.75cm" svg:y2="14cm" draw:start-shape="id5" draw:start-glue-point="2" svg:d="m13750 10000 2000 4000">
          <text:p/>
        </draw:connector>
        <draw:connector draw:style-name="gr1" draw:text-style-name="P1" draw:layer="layout" draw:type="line" svg:x1="6cm" svg:y1="8.5cm" svg:x2="12.5cm" svg:y2="6.25cm" draw:start-shape="id1" draw:start-glue-point="1" draw:end-shape="id6" draw:end-glue-point="3" svg:d="m6000 8500 6500-2250">
          <text:p/>
        </draw:connector>
        <draw:connector draw:style-name="gr1" draw:text-style-name="P1" draw:layer="layout" draw:type="line" svg:x1="6cm" svg:y1="8.5cm" svg:x2="21.2cm" svg:y2="10.25cm" draw:start-shape="id1" draw:start-glue-point="1" draw:end-shape="id7" svg:d="m6000 8500 15200 1750">
          <text:p/>
        </draw:connector>
        <draw:rect draw:style-name="gr2" draw:text-style-name="P2" draw:layer="layout" svg:width="5cm" svg:height="2.5cm" svg:x="6.508cm" svg:y="3.561cm">
          <text:p text:style-name="P1"><text:span text:style-name="T1">Solarkollektor</text:span></text:p>
          <text:p text:style-name="P1"><text:span text:style-name="T1">(10m</text:span><text:span text:style-name="T2">²</text:span><text:span text:style-name="T1">)</text:span></text:p>
        </draw:rect>
        <draw:rect draw:style-name="gr3" draw:text-style-name="P2" draw:layer="layout" svg:width="4cm" svg:height="4cm" svg:x="7cm" svg:y="10.6cm">
          <text:p text:style-name="P1"><text:span text:style-name="T1">Puffer</text:span></text:p>
          <text:p text:style-name="P1"><text:span text:style-name="T1">(820 Liter)</text:span></text:p>
        </draw:rect>
        <draw:rect draw:style-name="gr4" draw:text-style-name="P2" draw:id="id11" draw:layer="layout" svg:width="5cm" svg:height="2cm" svg:x="16.4cm" svg:y="10.5cm">
          <text:p text:style-name="P1"><text:span text:style-name="T1">Wärmepumpe</text:span></text:p>
        </draw:rect>
        <draw:rect draw:style-name="gr5" draw:text-style-name="P2" draw:id="id17" draw:layer="layout" svg:width="4cm" svg:height="4cm" svg:x="23.5cm" svg:y="10.6cm">
          <text:p text:style-name="P1"><text:span text:style-name="T1">Lüftungs-</text:span></text:p>
          <text:p text:style-name="P1"><text:span text:style-name="T1">Anlage</text:span></text:p>
          <text:p text:style-name="P1"><text:span text:style-name="T1">(Wärmerück-</text:span></text:p>
          <text:p text:style-name="P1"><text:span text:style-name="T1">gewinnung Paul)</text:span></text:p>
        </draw:rect>
        <draw:rect draw:style-name="gr5" draw:text-style-name="P2" draw:layer="layout" svg:width="5cm" svg:height="2cm" svg:x="23cm" svg:y="7.062cm">
          <text:p text:style-name="P1"><text:span text:style-name="T1">Zusatzventilator</text:span></text:p>
        </draw:rect>
        <draw:line draw:style-name="gr6" draw:text-style-name="P2" draw:layer="layout" svg:x1="25.5cm" svg:y1="5.562cm" svg:x2="25.5cm" svg:y2="7.062cm">
          <text:p/>
        </draw:line>
        <draw:frame draw:style-name="gr7" draw:text-style-name="P3" draw:layer="layout" svg:width="1.56cm" svg:height="0.721cm" svg:x="24.74cm" svg:y="1.279cm">
          <draw:text-box>
            <text:p><text:span text:style-name="T1">Zuluft</text:span></text:p>
          </draw:text-box>
        </draw:frame>
        <draw:rect draw:style-name="gr8" draw:text-style-name="P2" draw:id="id20" draw:layer="layout" svg:width="5cm" svg:height="2cm" svg:x="23cm" svg:y="3.562cm">
          <text:p text:style-name="P1"><text:span text:style-name="T1">Luftbrunnen</text:span></text:p>
        </draw:rect>
        <draw:line draw:style-name="gr6" draw:text-style-name="P2" draw:layer="layout" svg:x1="25.5cm" svg:y1="2.062cm" svg:x2="25.5cm" svg:y2="3.562cm">
          <text:p/>
        </draw:line>
        <draw:line draw:style-name="gr6" draw:text-style-name="P2" draw:layer="layout" svg:x1="25.5cm" svg:y1="9.1cm" svg:x2="25.5cm" svg:y2="10.6cm">
          <text:p/>
        </draw:line>
        <draw:line draw:style-name="gr6" draw:text-style-name="P2" draw:layer="layout" svg:x1="26.5cm" svg:y1="14.6cm" svg:x2="26.5cm" svg:y2="16.1cm">
          <text:p/>
        </draw:line>
        <draw:frame draw:style-name="gr9" draw:text-style-name="P3" draw:layer="layout" svg:width="1.984cm" svg:height="0.796cm" svg:x="24.9cm" svg:y="16.304cm">
          <draw:text-box>
            <text:p><text:span text:style-name="T1">Haus</text:span></text:p>
          </draw:text-box>
        </draw:frame>
        <draw:frame draw:style-name="gr10" draw:text-style-name="P3" draw:layer="layout" svg:width="1.684cm" svg:height="0.796cm" svg:x="26.816cm" svg:y="14.838cm">
          <draw:text-box>
            <text:p><text:span text:style-name="T1">Zuluft</text:span></text:p>
          </draw:text-box>
        </draw:frame>
        <draw:line draw:style-name="gr6" draw:text-style-name="P2" draw:layer="layout" svg:x1="24.5cm" svg:y1="16.1cm" svg:x2="24.5cm" svg:y2="14.6cm">
          <text:p/>
        </draw:line>
        <draw:frame draw:style-name="gr11" draw:text-style-name="P3" draw:layer="layout" svg:width="1.7cm" svg:height="0.797cm" svg:x="22.6cm" svg:y="15.2cm">
          <draw:text-box>
            <text:p><text:span text:style-name="T1">Abluft</text:span></text:p>
          </draw:text-box>
        </draw:frame>
        <draw:line draw:style-name="gr6" draw:text-style-name="P2" draw:layer="layout" svg:x1="23.5cm" svg:y1="11.5cm" svg:x2="21.4cm" svg:y2="11.5cm">
          <text:p/>
        </draw:line>
        <draw:frame draw:style-name="gr11" draw:text-style-name="P3" draw:layer="layout" svg:width="1.628cm" svg:height="0.797cm" svg:x="21.672cm" svg:y="11.8cm">
          <draw:text-box>
            <text:p><text:span text:style-name="T1">Abluft</text:span></text:p>
          </draw:text-box>
        </draw:frame>
        <draw:line draw:style-name="gr6" draw:text-style-name="P2" draw:layer="layout" svg:x1="19.1cm" svg:y1="10.5cm" svg:x2="19.1cm" svg:y2="7.5cm">
          <text:p/>
        </draw:line>
        <draw:frame draw:style-name="gr12" draw:text-style-name="P3" draw:layer="layout" svg:width="1.836cm" svg:height="0.797cm" svg:x="18.364cm" svg:y="6.703cm">
          <draw:text-box>
            <text:p><text:span text:style-name="T1">Abluft</text:span></text:p>
          </draw:text-box>
        </draw:frame>
        <draw:line draw:style-name="gr13" draw:text-style-name="P2" draw:layer="layout" svg:x1="9.1cm" svg:y1="9cm" svg:x2="9.1cm" svg:y2="10.6cm">
          <text:p/>
        </draw:line>
        <draw:line draw:style-name="gr13" draw:text-style-name="P2" draw:layer="layout" svg:x1="7.5cm" svg:y1="14.6cm" svg:x2="7.5cm" svg:y2="16.5cm">
          <text:p/>
        </draw:line>
        <draw:line draw:style-name="gr13" draw:text-style-name="P2" draw:layer="layout" svg:x1="9.9cm" svg:y1="14.6cm" svg:x2="9.9cm" svg:y2="16.6cm">
          <text:p/>
        </draw:line>
        <draw:frame draw:style-name="gr7" draw:text-style-name="P3" draw:layer="layout" svg:width="2.953cm" svg:height="0.721cm" svg:x="9cm" svg:y="16.6cm">
          <draw:text-box>
            <text:p><text:span text:style-name="T1">Warmwasser</text:span></text:p>
          </draw:text-box>
        </draw:frame>
        <draw:frame draw:style-name="gr14" draw:text-style-name="P3" draw:layer="layout" svg:width="2.83cm" svg:height="0.797cm" svg:x="6cm" svg:y="19.203cm">
          <draw:text-box>
            <text:p><text:span text:style-name="T1">Heizung</text:span></text:p>
          </draw:text-box>
        </draw:frame>
        <draw:line draw:style-name="gr13" draw:text-style-name="P2" draw:layer="layout" svg:x1="12.4cm" svg:y1="11.4cm" svg:x2="10.9cm" svg:y2="11.4cm">
          <text:p/>
        </draw:line>
        <draw:rect draw:style-name="gr4" draw:text-style-name="P4" draw:id="id9" draw:layer="layout" svg:width="3.5cm" svg:height="2cm" svg:x="14cm" svg:y="14cm">
          <text:p text:style-name="P1"><text:span text:style-name="T3">Regelung</text:span></text:p>
          <text:p text:style-name="P1"><text:span text:style-name="T3">Wärmepumpe</text:span></text:p>
          <text:p text:style-name="P1"><text:span text:style-name="T3">(graue Box)</text:span></text:p>
        </draw:rect>
        <draw:rect draw:style-name="gr15" draw:text-style-name="P4" draw:id="id1" draw:layer="layout" svg:width="4.5cm" svg:height="2cm" svg:x="1.5cm" svg:y="7.5cm">
          <text:p text:style-name="P1"><text:span text:style-name="T3">Regelung</text:span></text:p>
          <text:p text:style-name="P1"><text:span text:style-name="T3">Puffer/Solar/Heizung</text:span></text:p>
          <text:p text:style-name="P1"><text:span text:style-name="T3">(ARM + Arduino)</text:span></text:p>
        </draw:rect>
        <draw:rect draw:style-name="gr16" draw:text-style-name="P4" draw:id="id13" draw:layer="layout" svg:width="2.5cm" svg:height="1.5cm" svg:x="7.9cm" svg:y="7.5cm">
          <text:p text:style-name="P1"><text:span text:style-name="T3">Pumpe</text:span></text:p>
          <text:p text:style-name="P1"><text:span text:style-name="T3">SOP (DKP)</text:span></text:p>
        </draw:rect>
        <draw:rect draw:style-name="gr16" draw:text-style-name="P4" draw:id="id2" draw:layer="layout" svg:width="2.5cm" svg:height="1.5cm" svg:x="5.5cm" svg:y="16.5cm">
          <text:p text:style-name="P1"><text:span text:style-name="T3">Mixer &amp;</text:span></text:p>
          <text:p text:style-name="P1"><text:span text:style-name="T3">Pumpe</text:span></text:p>
          <text:p text:style-name="P1"><text:span text:style-name="T3">Heizung</text:span></text:p>
        </draw:rect>
        <draw:line draw:style-name="gr13" draw:text-style-name="P2" draw:layer="layout" svg:x1="7.5cm" svg:y1="18cm" svg:x2="7.5cm" svg:y2="19.5cm">
          <text:p/>
        </draw:line>
        <draw:line draw:style-name="gr13" draw:text-style-name="P2" draw:layer="layout" svg:x1="9.2cm" svg:y1="6cm" svg:x2="9.2cm" svg:y2="7.6cm">
          <text:p/>
        </draw:line>
        <draw:rect draw:style-name="gr17" draw:text-style-name="P4" draw:id="id14" draw:layer="layout" svg:width="2.5cm" svg:height="1.555cm" svg:x="5.5cm" svg:y="10.754cm">
          <text:p text:style-name="P1"><text:span text:style-name="T3">Temperatur</text:span></text:p>
          <text:p text:style-name="P1"><text:span text:style-name="T3">Puffer 1 &amp; 2 +</text:span></text:p>
          <text:p text:style-name="P1"><text:span text:style-name="T3">Warmwasser</text:span></text:p>
        </draw:rect>
        <draw:rect draw:style-name="gr17" draw:text-style-name="P4" draw:id="id12" draw:layer="layout" svg:width="2.5cm" svg:height="1.5cm" svg:x="5cm" svg:y="3cm">
          <text:p text:style-name="P1"><text:span text:style-name="T3">Temperatur</text:span></text:p>
          <text:p text:style-name="P1"><text:span text:style-name="T3">Solar (KVLF)</text:span></text:p>
        </draw:rect>
        <draw:rect draw:style-name="gr18" draw:text-style-name="P4" draw:id="id8" draw:layer="layout" svg:width="2.5cm" svg:height="1.5cm" svg:x="10.5cm" svg:y="13.5cm">
          <text:p text:style-name="P1"><text:span text:style-name="T3">Temperatur</text:span></text:p>
          <text:p text:style-name="P1"><text:span text:style-name="T3">(Puffer)</text:span></text:p>
        </draw:rect>
        <draw:rect draw:style-name="gr4" draw:text-style-name="P4" draw:id="id10" draw:layer="layout" svg:width="2.5cm" svg:height="1.5cm" svg:x="12.4cm" svg:y="10.5cm">
          <text:p text:style-name="P1"><text:span text:style-name="T3">Pumpe</text:span></text:p>
        </draw:rect>
        <draw:line draw:style-name="gr13" draw:text-style-name="P2" draw:layer="layout" svg:x1="16.4cm" svg:y1="11.4cm" svg:x2="14.9cm" svg:y2="11.4cm">
          <text:p/>
        </draw:line>
        <draw:connector draw:style-name="gr1" draw:text-style-name="P1" draw:layer="layout" draw:type="line" svg:x1="13cm" svg:y1="14.25cm" svg:x2="14cm" svg:y2="15cm" draw:start-shape="id8" draw:start-glue-point="1" draw:end-shape="id9" draw:end-glue-point="3" svg:d="m13000 14250 1000 750">
          <text:p/>
        </draw:connector>
        <draw:connector draw:style-name="gr1" draw:text-style-name="P1" draw:layer="layout" draw:type="line" svg:x1="13.65cm" svg:y1="12cm" svg:x2="15.75cm" svg:y2="14cm" draw:start-shape="id10" draw:start-glue-point="2" draw:end-shape="id9" draw:end-glue-point="0" svg:d="m13650 12000 2100 2000">
          <text:p/>
        </draw:connector>
        <draw:connector draw:style-name="gr1" draw:text-style-name="P1" draw:layer="layout" draw:type="line" svg:x1="17.5cm" svg:y1="15cm" svg:x2="18.9cm" svg:y2="12.5cm" draw:start-shape="id9" draw:start-glue-point="1" draw:end-shape="id11" draw:end-glue-point="2" svg:d="m17500 15000 1400-2500">
          <text:p/>
        </draw:connector>
        <draw:connector draw:style-name="gr1" draw:text-style-name="P1" draw:layer="layout" draw:type="line" svg:x1="3.75cm" svg:y1="7.5cm" svg:x2="6.25cm" svg:y2="4.5cm" draw:start-shape="id1" draw:start-glue-point="0" draw:end-shape="id12" draw:end-glue-point="2" svg:d="m3750 7500 2500-3000">
          <text:p/>
        </draw:connector>
        <draw:connector draw:style-name="gr1" draw:text-style-name="P1" draw:layer="layout" draw:type="line" svg:x1="6cm" svg:y1="8.5cm" svg:x2="7.9cm" svg:y2="8.25cm" draw:start-shape="id1" draw:end-shape="id13" svg:d="m6000 8500 1900-250">
          <text:p/>
        </draw:connector>
        <draw:connector draw:style-name="gr1" draw:text-style-name="P1" draw:layer="layout" draw:type="line" svg:x1="6.75cm" svg:y1="10.754cm" svg:x2="3.75cm" svg:y2="9.5cm" draw:start-shape="id14" draw:start-glue-point="0" draw:end-shape="id1" draw:end-glue-point="2" svg:d="m6750 10754-3000-1254">
          <text:p/>
        </draw:connector>
        <draw:rect draw:style-name="gr17" draw:text-style-name="P4" draw:id="id15" draw:layer="layout" svg:width="2.5cm" svg:height="1.5cm" svg:x="1.5cm" svg:y="2cm">
          <text:p text:style-name="P1"><text:span text:style-name="T3">Temperatur</text:span></text:p>
          <text:p text:style-name="P1"><text:span text:style-name="T3">Außen</text:span></text:p>
        </draw:rect>
        <draw:connector draw:style-name="gr1" draw:text-style-name="P1" draw:layer="layout" draw:type="line" svg:x1="2.75cm" svg:y1="3.5cm" svg:x2="3.75cm" svg:y2="7.5cm" draw:start-shape="id15" draw:start-glue-point="2" draw:end-shape="id1" svg:d="m2750 3500 1000 4000">
          <text:p/>
        </draw:connector>
        <draw:frame draw:style-name="gr19" draw:text-style-name="P5" draw:layer="layout" svg:width="15.327cm" svg:height="1.455cm" svg:x="8.2cm" svg:y="1cm">
          <draw:text-box>
            <text:p><text:span text:style-name="T4">Regelung Ist Zustand (5.5.2010)</text:span></text:p>
          </draw:text-box>
        </draw:frame>
        <draw:rect draw:style-name="gr5" draw:text-style-name="P2" draw:id="id16" draw:layer="layout" svg:width="3.5cm" svg:height="2cm" svg:x="20.5cm" svg:y="17.5cm">
          <text:p text:style-name="P1"><text:span text:style-name="T1">Manuelle</text:span></text:p>
          <text:p text:style-name="P1"><text:span text:style-name="T1">Ansteuerung</text:span></text:p>
        </draw:rect>
        <draw:connector draw:style-name="gr1" draw:text-style-name="P1" draw:layer="layout" draw:type="line" svg:x1="22.25cm" svg:y1="17.5cm" svg:x2="23.5cm" svg:y2="12.6cm" draw:start-shape="id16" draw:start-glue-point="0" draw:end-shape="id17" draw:end-glue-point="3" svg:d="m22250 17500 1250-4900">
          <text:p/>
        </draw:connector>
        <draw:rect draw:style-name="gr18" draw:text-style-name="P4" draw:id="id18" draw:layer="layout" svg:width="2.5cm" svg:height="1.5cm" svg:x="16.6cm" svg:y="9.3cm">
          <text:p text:style-name="P1"><text:span text:style-name="T3">Temperatur</text:span></text:p>
          <text:p text:style-name="P1"><text:span text:style-name="T3">(Vereisung)</text:span></text:p>
        </draw:rect>
        <draw:connector draw:style-name="gr1" draw:text-style-name="P1" draw:layer="layout" draw:type="line" svg:x1="17.85cm" svg:y1="10.8cm" svg:x2="15.75cm" svg:y2="14cm" draw:start-shape="id18" draw:start-glue-point="2" draw:end-shape="id9" draw:end-glue-point="0" svg:d="m17850 10800-2100 3200">
          <text:p/>
        </draw:connector>
        <draw:rect draw:style-name="gr8" draw:text-style-name="P4" draw:id="id19" draw:layer="layout" svg:width="2.5cm" svg:height="1.5cm" svg:x="19.1cm" svg:y="3.8cm">
          <text:p text:style-name="P1"><text:span text:style-name="T3">Wasser</text:span></text:p>
          <text:p text:style-name="P1"><text:span text:style-name="T3">Pumpe</text:span></text:p>
        </draw:rect>
        <draw:connector draw:style-name="gr1" draw:text-style-name="P1" draw:layer="layout" draw:type="line" svg:x1="21.6cm" svg:y1="4.55cm" svg:x2="23cm" svg:y2="4.562cm" draw:start-shape="id19" draw:start-glue-point="1" draw:end-shape="id20" draw:end-glue-point="3" svg:d="m21600 4550 1400 12">
          <text:p/>
        </draw:connector>
        <draw:frame draw:style-name="gr7" draw:layer="layout" svg:width="0.853cm" svg:height="0.962cm" svg:x="18.147cm" svg:y="4.038cm">
          <draw:text-box>
            <text:p>?</text:p>
          </draw:text-box>
        </draw:frame>
        <draw:rect draw:style-name="gr16" draw:text-style-name="P4" draw:id="id6" draw:layer="layout" svg:width="2.5cm" svg:height="1.5cm" svg:x="12.5cm" svg:y="5.5cm">
          <text:p text:style-name="P1"><text:span text:style-name="T3">Schalter</text:span></text:p>
          <text:p text:style-name="P1"><text:span text:style-name="T3">SLV (VA2)</text:span></text:p>
        </draw:rect>
        <draw:line draw:style-name="gr13" draw:text-style-name="P2" draw:layer="layout" svg:x1="11.5cm" svg:y1="4.5cm" svg:x2="13.5cm" svg:y2="5.5cm">
          <text:p/>
        </draw:line>
        <draw:line draw:style-name="gr13" draw:text-style-name="P2" draw:layer="layout" svg:x1="15cm" svg:y1="9.5cm" svg:x2="16.5cm" svg:y2="10.5cm">
          <text:p/>
        </draw:line>
        <draw:connector draw:style-name="gr1" draw:text-style-name="P1" draw:layer="layout" draw:type="line" svg:x1="3.75cm" svg:y1="9.5cm" svg:x2="5.5cm" svg:y2="17.25cm" draw:start-shape="id1" draw:start-glue-point="2" draw:end-shape="id2" draw:end-glue-point="3" svg:d="m3750 9500 1750 7750">
          <text:p/>
        </draw:connector>
        <draw:rect draw:style-name="gr4" draw:text-style-name="P4" draw:id="id5" draw:layer="layout" svg:width="2.5cm" svg:height="1.5cm" svg:x="12.5cm" svg:y="8.5cm">
          <text:p text:style-name="P1"><text:span text:style-name="T3">Pumpe</text:span></text:p>
        </draw:rect>
        <draw:line draw:style-name="gr13" draw:text-style-name="P2" draw:layer="layout" svg:x1="13.7cm" svg:y1="7cm" svg:x2="13.7cm" svg:y2="8.6cm">
          <text:p/>
        </draw:line>
        <draw:rect draw:style-name="gr17" draw:text-style-name="P4" draw:id="id7" draw:layer="layout" svg:width="2.5cm" svg:height="1.5cm" svg:x="21.2cm" svg:y="9.5cm">
          <text:p text:style-name="P1"><text:span text:style-name="T3">Temperatur</text:span></text:p>
          <text:p text:style-name="P1"><text:span text:style-name="T3">Solar (KSPF)</text:span></text:p>
          <text:p text:style-name="P1"><text:span text:style-name="T3">Abluft</text:span></text:p>
        </draw:rect>
        <draw:rect draw:style-name="gr5" draw:text-style-name="P6" draw:id="id21" draw:layer="layout" svg:width="2.5cm" svg:height="1cm" svg:x="17cm" svg:y="17.5cm">
          <text:p text:style-name="P1"><text:span text:style-name="T5">Stufe 1</text:span></text:p>
        </draw:rect>
        <draw:rect draw:style-name="gr5" draw:text-style-name="P6" draw:id="id22" draw:layer="layout" svg:width="2.5cm" svg:height="1cm" svg:x="17cm" svg:y="19cm">
          <text:p text:style-name="P1"><text:span text:style-name="T5">Stufe 2</text:span></text:p>
        </draw:rect>
        <draw:connector draw:style-name="gr1" draw:text-style-name="P1" draw:layer="layout" draw:type="line" svg:x1="20.5cm" svg:y1="18.5cm" svg:x2="19.5cm" svg:y2="18cm" draw:start-shape="id16" draw:start-glue-point="3" draw:end-shape="id21" draw:end-glue-point="1" svg:d="m20500 18500-1000-500">
          <text:p/>
        </draw:connector>
        <draw:connector draw:style-name="gr1" draw:text-style-name="P1" draw:layer="layout" draw:type="line" svg:x1="20.5cm" svg:y1="18.5cm" svg:x2="19.5cm" svg:y2="19.5cm" draw:start-shape="id16" draw:end-shape="id22" draw:end-glue-point="1" svg:d="m20500 18500-1000 1000">
          <text:p/>
        </draw:connector>
        <draw:rect draw:style-name="gr4" draw:text-style-name="P7" draw:id="id4" draw:layer="layout" svg:width="2.5cm" svg:height="1.5cm" svg:x="12.5cm" svg:y="18cm">
          <text:p text:style-name="P1"><text:span text:style-name="T6">Vorbereitet:</text:span></text:p>
          <text:p text:style-name="P1"><text:span text:style-name="T6">Freigabe</text:span></text:p>
        </draw:rect>
        <draw:connector draw:style-name="gr20" draw:text-style-name="P1" draw:layer="layout" draw:type="line" svg:x1="13.75cm" svg:y1="18cm" svg:x2="15.75cm" svg:y2="16cm" draw:start-shape="id4" draw:start-glue-point="0" draw:end-shape="id9" draw:end-glue-point="2" svg:d="m13750 18000 2000-2000">
          <text:p/>
        </draw:connector>
        <draw:connector draw:style-name="gr20" draw:text-style-name="P1" draw:layer="layout" draw:type="line" svg:x1="15.75cm" svg:y1="16cm" svg:x2="18.25cm" svg:y2="17.5cm" draw:start-shape="id9" draw:start-glue-point="2" draw:end-shape="id21" draw:end-glue-point="0" svg:d="m15750 16000 2500 1500">
          <text:p/>
        </draw:connector>
        <draw:frame draw:style-name="gr7" draw:text-style-name="P8" draw:layer="layout" svg:width="5.053cm" svg:height="0.721cm" svg:x="15.947cm" svg:y="16.279cm">
          <draw:text-box>
            <text:p><text:span text:style-name="T7">TODO: Relais schalten</text:span></text:p>
          </draw:text-box>
        </draw:frame>
        <draw:rect draw:style-name="gr17" draw:text-style-name="P4" draw:id="id3" draw:layer="layout" svg:width="2.5cm" svg:height="1.5cm" svg:x="5.5cm" svg:y="13cm">
          <text:p text:style-name="P1"><text:span text:style-name="T3">Temperatur</text:span></text:p>
          <text:p text:style-name="P1"><text:span text:style-name="T3">Solar (SLVF)</text:span></text:p>
          <text:p text:style-name="P1"><text:span text:style-name="T3">Puffer 3</text:span></text:p>
        </draw:rect>
        <draw:rect draw:style-name="gr17" draw:text-style-name="P4" draw:id="id23" draw:layer="layout" svg:width="2.5cm" svg:height="1.5cm" svg:x="2.5cm" svg:y="16.5cm">
          <text:p text:style-name="P1"><text:span text:style-name="T3">Temperatur</text:span></text:p>
          <text:p text:style-name="P1"><text:span text:style-name="T3">Vorlauf MK</text:span></text:p>
          <text:p text:style-name="P1"><text:span text:style-name="T3">(FBHZG)</text:span></text:p>
        </draw:rect>
        <draw:connector draw:style-name="gr1" draw:text-style-name="P1" draw:layer="layout" draw:type="line" svg:x1="3.75cm" svg:y1="9.5cm" svg:x2="3.75cm" svg:y2="16.5cm" draw:start-shape="id1" draw:start-glue-point="2" draw:end-shape="id23" draw:end-glue-point="0" svg:d="m3750 9500v7000">
          <text:p/>
        </draw:connector>
        <draw:rect draw:style-name="gr17" draw:text-style-name="P9" draw:id="id24" draw:layer="layout" svg:width="2.5cm" svg:height="1.5cm" svg:x="10.461cm" svg:y="11.586cm">
          <text:p text:style-name="P1"><text:span text:style-name="T8">Temperatur</text:span></text:p>
          <text:p text:style-name="P1"><text:span text:style-name="T8">Wärme-</text:span></text:p>
          <text:p text:style-name="P1"><text:span text:style-name="T8">erzeuger</text:span></text:p>
        </draw:rect>
        <draw:connector draw:style-name="gr20" draw:text-style-name="P1" draw:layer="layout" draw:type="line" svg:x1="3.75cm" svg:y1="9.5cm" svg:x2="10.461cm" svg:y2="12.336cm" draw:start-shape="id1" draw:start-glue-point="2" draw:end-shape="id24" svg:d="m3750 9500 6711 2836">
          <text:p/>
        </draw:connector>
      </draw:page>
      <draw:page draw:name="page2" draw:style-name="dp1" draw:master-page-name="Standard">
        <office:forms form:automatic-focus="false" form:apply-design-mode="false"/>
        <draw:frame draw:style-name="gr7" draw:layer="layout" svg:width="26.752cm" svg:height="14.704cm" svg:x="1.5cm" svg:y="1.5cm">
          <draw:text-box>
            <text:p><text:span text:style-name="T9">Eingänge: Temperatur Sensoren:</text:span></text:p>
            <text:p/>
            <text:p>ADC-Nr<text:tab/><text:tab/>Name<text:tab/><text:tab/><text:tab/><text:tab/><text:tab/><text:tab/><text:tab/><text:tab/>ID<text:tab/><text:tab/><text:tab/><text:tab/><text:tab/><text:tab/><text:tab/>used<text:tab/></text:p>
            <text:p>--------------------------------------------------------------------------------------------------------------------------</text:p>
            <text:p><text:s text:c="3"/>0 <text:s text:c="2"/><text:tab/><text:tab/>Solar / KVLF (Solar Collector)<text:tab/><text:tab/><text:tab/>SOLAR_KVLF<text:tab/><text:tab/><text:tab/><text:tab/><text:tab/>X</text:p>
            <text:p><text:s text:c="3"/>1 <text:s text:c="2"/><text:tab/><text:tab/>Puffer 3 / SLVF (Solar Buffer 3)<text:tab/><text:tab/>SOLAR_SLVF<text:tab/><text:tab/><text:tab/><text:tab/><text:tab/>X</text:p>
            <text:p><text:s text:c="3"/>2 <text:s text:c="2"/><text:tab/><text:tab/>Außen (Outdoor)<text:tab/><text:tab/><text:tab/><text:tab/><text:tab/><text:tab/>OUTDOOR<text:tab/><text:tab/><text:tab/><text:tab/><text:tab/> <text:s text:c="5"/>(X)</text:p>
            <text:p><text:s text:c="3"/>3 <text:s text:c="2"/><text:tab/><text:tab/>Mixer / Vorlauf MK (FBHZG) (Act. heat)<text:tab/>MIXER_HEATING<text:tab/><text:tab/><text:tab/><text:tab/>X</text:p>
            <text:p><text:s text:c="3"/>4 <text:s text:c="2"/><text:tab/><text:tab/>Puffer 1 (Buffer 1)<text:tab/><text:tab/><text:tab/><text:tab/><text:tab/>BUFFER1</text:p>
            <text:p><text:s text:c="3"/>5 <text:s text:c="2"/><text:tab/><text:tab/>Puffer 2 (Buffer 2)<text:tab/><text:tab/><text:tab/><text:tab/><text:tab/>BUFFER2</text:p>
            <text:p><text:s text:c="3"/>6 <text:s text:c="2"/><text:tab/><text:tab/>Abluft / Solar KSPF (Outgoing Air)<text:tab/><text:tab/>HEATPUMP_OUTGOING_AIR</text:p>
            <text:p><text:s text:c="3"/>7 <text:s text:c="2"/><text:tab/><text:tab/>Warmwasser<text:tab/><text:tab/><text:tab/><text:tab/><text:tab/><text:tab/><text:tab/>WARM_WATER</text:p>
            <text:p><text:s text:c="3"/>8 <text:s text:c="2"/><text:tab/><text:tab/>Waermeerzeuger <text:tab/><text:tab/><text:tab/><text:tab/><text:tab/>HEAT_CREATOR</text:p>
            <text:p><text:s text:c="3"/>9 <text:s text:c="2"/><text:tab/><text:tab/>Ingoing Air &lt;not connected yet&gt;<text:tab/><text:tab/>INGOING_AIR</text:p>
            <text:p><text:s text:c="2"/>10 <text:s text:c="2"/><text:tab/><text:tab/>Licht Sensor 1 &lt;not used&gt;</text:p>
            <text:p><text:s text:c="2"/>11 <text:s text:c="2"/><text:tab/><text:tab/>Licht Sensor 2 &lt;not used&gt;</text:p>
            <text:p><text:s text:c="2"/>12<text:tab/><text:tab/><text:tab/>Vereisung</text:p>
            <text:p><text:s text:c="2"/>13</text:p>
            <text:p><text:s text:c="2"/>14</text:p>
            <text:p><text:s text:c="2"/>15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7" draw:layer="layout" svg:width="26.295cm" svg:height="9.016cm" svg:x="1.97cm" svg:y="1.5cm">
          <draw:text-box>
            <text:p><text:span text:style-name="T9">Ausgänge: Relais:</text:span></text:p>
            <text:p/>
            <text:p>Relais-Nr<text:tab/>Name<text:tab/><text:tab/><text:tab/><text:tab/><text:tab/><text:tab/><text:tab/><text:tab/><text:tab/><text:tab/>ID</text:p>
            <text:p>------------------------------------------------------------------------------------------------------------------------</text:p>
            <text:p><text:s text:c="3"/>0 <text:s text:c="2"/><text:tab/><text:tab/>Solar Motor / SOP DKP<text:tab/><text:tab/><text:tab/><text:tab/><text:tab/><text:tab/>MOTOR_SOLAR</text:p>
            <text:p><text:s text:c="3"/>1 <text:s text:c="2"/><text:tab/><text:tab/>Heating Motor<text:tab/><text:tab/><text:tab/><text:tab/><text:tab/><text:tab/><text:tab/><text:tab/>MOTOR_HEATING</text:p>
            <text:p><text:s text:c="3"/>2 <text:s text:c="2"/><text:tab/><text:tab/>Waermepumpe<text:tab/><text:tab/><text:tab/><text:tab/><text:tab/><text:tab/><text:tab/><text:tab/>HEATPUMP </text:p>
            <text:p><text:s text:c="3"/>3 <text:s text:c="2"/><text:tab/><text:tab/>Lueftungsanlage / Bypass<text:tab/><text:tab/><text:tab/><text:tab/><text:tab/><text:tab/>VENTILATION</text:p>
            <text:p><text:s text:c="3"/>4 <text:s text:c="2"/><text:tab/><text:tab/>Ventil Waermepumpe / Solarbetrieb<text:tab/> / SLV VA2<text:tab/>HEATPUMP_SOLAR_VALVE</text:p>
            <text:p><text:s text:c="3"/>5 <text:s text:c="2"/><text:tab/><text:tab/>Booster / Warmwasser Zirkulationspumpe<text:tab/><text:tab/>BOOSTER</text:p>
            <text:p><text:s text:c="3"/>6,7 <text:tab/><text:tab/>Mixer <text:tab/><text:tab/><text:tab/><text:tab/><text:tab/><text:tab/><text:tab/><text:tab/><text:tab/><text:tab/>MIXER_HEATING</text:p>
            <text:p/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gr21" draw:text-style-name="P1" draw:layer="layout" svg:width="19.712cm" svg:height="14.784cm" svg:x="4.288cm" svg:y="5.216cm">
          <draw:image xlink:href="../../../../../Bilder/LUMIX/2010/20100904/P1100033.JPG" xlink:type="simple" xlink:show="embed" xlink:actuate="onLoad">
            <text:p/>
          </draw:image>
        </draw:frame>
        <draw:frame draw:style-name="gr7" draw:layer="layout" svg:width="6.606cm" svg:height="0.962cm" svg:x="7cm" svg:y="2.038cm">
          <draw:text-box>
            <text:p>Temperatur Sensoren</text:p>
          </draw:text-box>
        </draw:frame>
        <draw:line draw:style-name="gr22" draw:text-style-name="P1" draw:layer="layout" svg:x1="9.5cm" svg:y1="3.5cm" svg:x2="7.5cm" svg:y2="9cm">
          <text:p/>
        </draw:line>
        <draw:line draw:style-name="gr22" draw:text-style-name="P1" draw:layer="layout" svg:x1="10.5cm" svg:y1="3.5cm" svg:x2="12cm" svg:y2="9cm">
          <text:p/>
        </draw:line>
        <draw:ellipse draw:style-name="gr23" draw:text-style-name="P1" draw:layer="layout" svg:width="1cm" svg:height="2cm" svg:x="7cm" svg:y="9cm">
          <text:p/>
        </draw:ellipse>
        <draw:ellipse draw:style-name="gr23" draw:text-style-name="P1" draw:layer="layout" svg:width="4cm" svg:height="2cm" svg:x="10cm" svg:y="9cm">
          <text:p/>
        </draw:ellipse>
        <draw:frame draw:style-name="gr7" draw:layer="layout" svg:width="5.269cm" svg:height="0.962cm" svg:x="17.5cm" svg:y="3.5cm">
          <draw:text-box>
            <text:p>Relais Ausgänge</text:p>
          </draw:text-box>
        </draw:frame>
        <draw:line draw:style-name="gr24" draw:text-style-name="P1" draw:layer="layout" svg:x1="18cm" svg:y1="4.5cm" svg:x2="15cm" svg:y2="11cm">
          <text:p/>
        </draw:line>
        <draw:circle draw:style-name="gr25" draw:text-style-name="P1" draw:layer="layout" svg:width="1cm" svg:height="1cm" svg:x="14.5cm" svg:y="11.1cm">
          <text:p/>
        </draw:circle>
        <draw:line draw:style-name="gr24" draw:text-style-name="P1" draw:layer="layout" svg:x1="20cm" svg:y1="4.5cm" svg:x2="19cm" svg:y2="11cm">
          <text:p/>
        </draw:line>
        <draw:ellipse draw:style-name="gr25" draw:text-style-name="P1" draw:layer="layout" svg:width="7cm" svg:height="1cm" svg:x="15.456cm" svg:y="11.076cm">
          <text:p/>
        </draw:ellipse>
        <draw:frame draw:style-name="gr26" draw:text-style-name="P10" draw:layer="layout" svg:width="0.972cm" svg:height="1.195cm" svg:x="6.6cm" svg:y="8.138cm">
          <draw:text-box>
            <text:p><text:span text:style-name="T10">0</text:span></text:p>
          </draw:text-box>
        </draw:frame>
        <draw:frame draw:style-name="gr26" draw:text-style-name="P10" draw:layer="layout" svg:width="1.446cm" svg:height="1.195cm" svg:x="13.5cm" svg:y="8.038cm">
          <draw:text-box>
            <text:p><text:span text:style-name="T10">15</text:span></text:p>
          </draw:text-box>
        </draw:frame>
        <draw:frame draw:style-name="gr26" draw:text-style-name="P11" draw:layer="layout" svg:width="0.972cm" svg:height="1.195cm" svg:x="22cm" svg:y="11.805cm">
          <draw:text-box>
            <text:p><text:span text:style-name="T11">7</text:span></text:p>
          </draw:text-box>
        </draw:frame>
        <draw:frame draw:style-name="gr26" draw:text-style-name="P11" draw:layer="layout" svg:width="0.972cm" svg:height="1.195cm" svg:x="13.828cm" svg:y="11.805cm">
          <draw:text-box>
            <text:p><text:span text:style-name="T11">0</text:span></text:p>
          </draw:text-box>
        </draw:frame>
      </draw:page>
      <draw:page draw:name="page5" draw:style-name="dp1" draw:master-page-name="Standard">
        <office:forms form:automatic-focus="false" form:apply-design-mode="false"/>
        <draw:frame draw:style-name="gr21" draw:text-style-name="P1" draw:layer="layout" svg:width="17.313cm" svg:height="12.985cm" svg:x="11.387cm" svg:y="1.015cm">
          <draw:image xlink:href="../../../../../Bilder/LUMIX/2010/20101011/P1100258.JPG" xlink:type="simple" xlink:show="embed" xlink:actuate="onLoad">
            <text:p/>
          </draw:image>
        </draw:frame>
        <draw:frame draw:style-name="gr7" draw:layer="layout" svg:width="8.444cm" svg:height="0.962cm" svg:x="1.947cm" svg:y="2.038cm">
          <draw:text-box>
            <text:p>Temperatur Wärmeerzeuger</text:p>
          </draw:text-box>
        </draw:frame>
        <draw:frame draw:style-name="gr7" draw:layer="layout" svg:width="5.48cm" svg:height="0.962cm" svg:x="1.02cm" svg:y="4cm">
          <draw:text-box>
            <text:p>Temperatur Abluft</text:p>
          </draw:text-box>
        </draw:frame>
        <draw:line draw:style-name="gr27" draw:text-style-name="P1" draw:layer="layout" svg:x1="6.5cm" svg:y1="4.5cm" svg:x2="17cm" svg:y2="6cm">
          <text:p/>
        </draw:line>
        <draw:line draw:style-name="gr27" draw:text-style-name="P1" draw:layer="layout" svg:x1="10.5cm" svg:y1="2.5cm" svg:x2="17.5cm" svg:y2="3cm">
          <text:p/>
        </draw:line>
        <draw:frame draw:style-name="gr21" draw:text-style-name="P1" draw:layer="layout" svg:width="9.846cm" svg:height="7.384cm" draw:transform="rotate (-1.55892808788223) translate (12.383cm 10.067cm)">
          <draw:image xlink:href="../../../../../Bilder/LUMIX/2010/20101011/P1100260.JPG" xlink:type="simple" xlink:show="embed" xlink:actuate="onLoad">
            <text:p/>
          </draw:image>
        </draw:frame>
        <draw:line draw:style-name="gr27" draw:text-style-name="P1" draw:layer="layout" svg:x1="5.5cm" svg:y1="5cm" svg:x2="8.9cm" svg:y2="18cm">
          <text:p/>
        </draw:line>
        <draw:line draw:style-name="gr27" draw:text-style-name="P1" draw:layer="layout" svg:x1="8.5cm" svg:y1="3cm" svg:x2="9cm" svg:y2="12.5cm">
          <text:p/>
        </draw:line>
        <draw:frame draw:style-name="gr7" draw:layer="layout" svg:width="6.712cm" svg:height="0.962cm" svg:x="18.5cm" svg:y="16.428cm">
          <draw:text-box>
            <text:p>Temperatur Vereisung</text:p>
          </draw:text-box>
        </draw:frame>
        <draw:line draw:style-name="gr27" draw:text-style-name="P1" draw:layer="layout" svg:x1="22cm" svg:y1="16cm" svg:x2="24.5cm" svg:y2="7cm">
          <text:p/>
        </draw:line>
      </draw:page>
      <draw:page draw:name="page6" draw:style-name="dp1" draw:master-page-name="Standard">
        <office:forms form:automatic-focus="false" form:apply-design-mode="false"/>
        <draw:frame draw:style-name="gr21" draw:text-style-name="P1" draw:layer="layout" svg:width="21.701cm" svg:height="16.276cm" svg:x="6.299cm" svg:y="3.224cm">
          <draw:image xlink:href="../../../../../Bilder/LUMIX/2010/20101011/P110025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Neuroth</meta:initial-creator>
    <meta:creation-date>2009-10-25T11:47:57</meta:creation-date>
    <dc:date>2010-10-11T22:36:00</dc:date>
    <dc:creator>Michael Neuroth</dc:creator>
    <meta:editing-duration>PT13H18M29S</meta:editing-duration>
    <meta:editing-cycles>91</meta:editing-cycles>
    <meta:generator>OpenOffice.org/3.2$Unix OpenOffice.org_project/320m18$Build-9502</meta:generator>
    <meta:printed-by>Michael Neuroth</meta:printed-by>
    <meta:print-date>2009-10-25T13:35:40</meta:print-date>
    <meta:document-statistic meta:object-count="106"/>
  </office:meta>
</office:document-meta>
</file>